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a ville était bien calme en ce début d'après-midi. Eren en vint à se dire que les Allemands faisaient la sieste après avoir changé pour la troisième fois de rue sans croiser âme qui vive. Il était parti le matin même de la capitale française et avait voyagé toute la journée pour finalement arriver dans la métropole bavaroise. Malheureusement pour lui, le blondin ne l'avait jamais visitée et ses artères avaient une fâcheuse tendance à toutes se ressembler. Ainsi, il s'était retrouvé à déambuler dans cette ville fantôme, à la recherche d'une adresse qui ne semblait pas exister sous une pluie battante. Sa chevelure blonde tombait le long de son crâne, lui obstruant la vue pour ne rien arranger, alors que ses vêtements avaient commencé à coller à sa peau. C'était une sensation extrêmement désagréable, mais lors de son éducation au Centre, Eren avait eu l'occasion de pratiquer dans de bien pires conditions, aussi il ne s'en formalisa même pas. </text:p>
      <text:p text:style-name="Standard"/>
      <text:p text:style-name="Standard">La raison de sa venue en terres inconnues était surprenante, même pour un personnage aussi atypique que lui. Suite à une conversation qu'il avait eue -enfin, c'était un bien grand mot, si l'on considère les circonstances*- avec un certain VVVParaclet (drôle de nom, vous en conviendrez), Eren avait décidé de lui rendre visite pour qu'ils parlent des phénomènes étranges qui se produisaient depuis quelques temps. En vérité, le garçon n'était pas vraiment certain de ce que VVVParaclet entendait par « étranges ». A son sens, un certain nombre des choses qu'il avait vues depuis la fermeture du Centre pouvaient répondre à ce qualificatif. Il était en réel décalage avec le reste du monde, et il le savait. Pour autant, c'était la première fois qu'il croisait -si on pouvait employer ce terme- une personne qui cherchait un interlocuteur. Durant sa maigre expérience, il n'avait pas beaucoup vu les humains s'entraider ou chercher ne serait-ce qu'à discuter. Ils semblaient tous si pressés, si occupés... Lui qui s'était décidé à partir à l'aventure en avait pris un sacré coup. C'était principalement pour cette raison qu'Eren avait décidé de rendre visite à <text:s/>VVVParaclet, et puis il fallait l'admettre, ces rêves et les pensées qui l'assaillaient depuis quelques temps avaient de quoi susciter des interrogations.</text:p>
      <text:p text:style-name="Standard"/>
      <text:p text:style-name="Standard">C'était ainsi que le blondin s'était retrouvé à déambuler dans les rues de Munich, au beau milieu de l'après-midi, déchiffrant tant bien que mal les panneaux servant à indiquer le nom des différentes allées. Finalement, après quelques heures de recherche infructueuse, il trouva la demeure qu'il cherchait. C'était une petite maison sans prétention, plutôt ordinaire d'après le peu que connaissait Eren à ce sujet. Il sonna à la porte et attendit qu'on lui ouvre. Eren n'en avait pas conscience, mais dans l'état actuel des choses, n'importe quelle personne normalement constituée lui ouvrant la porte de chez elle la lui claquerait au visage aussitôt, probablement pour aller appeler la police dans la foulée, et pour cause ! Sa mine était absolument épouvantable : la courte nuit de la veille avait laissé des traces immanquables sur son visage sous la forme de profondes cernes, tandis que le déluge qui s'abattait sur la capitale de la Bavière avait fini d'achever son costume, ayant pourtant déjà l'apparence négligée qu'Eren s'efforçait de lui donner chaque jour. Et ceci sans compter son habituel regard totalement vide qui lui donnait l'allure d'un psychopathe en puissance tant il suintait l'inhumanité, vestige du conditionnement qu'il avait subit durant son enfance. </text:p>
      <text:p text:style-name="Standard"/>
      <text:p text:style-name="Standard">Droit comme un piquet, presque au garde à vous, Eren attendait donc que le mystérieux VVVParaclet lui ouvre la porte de son domicile, sans même se douter un seul instant de l'étrangeté de la situation. </text:p>
      <text:p text:style-name="Standard"/>
      <text:p text:style-name="Standard">-----------------------------------------------------------------</text:p>
      <text:p text:style-name="Standard"/>
      <text:p text:style-name="Standard">*Etant tout bonnement incapable de lire et d'écrire, Eren a simplement entendu deux pochtrons parler d'un forum où les gens discutaient de choses « pas normales, normales ». Intéressé, il aurait ensuite demandé à l'un d'entre eux de faire l'intermédiaire avec un membre dudit forum, moyennant une compensation financière. Pas grand chose de spontané, si vous voyez ce que je veux dire...</text:p>
      <text:p text:style-name="P1">Quelques secondes s''écoulèrent avant que la porte ne s'ouvre sur un gringalet à l'air tout aussi rachitique qu'Eren. L'espace d'un instant, les deux garçon s'observèrent sans dire un mot, la pluie continue de tomber drue, les gouttes dégoulinant sur le visage du blondin, ruisselant de temps à autre le long de son nez avant de venir enrichir la flaque déjà abondante à ses pieds. La scène avait quelque chose de grotesque, presque pathétique : deux adolescents aux allures semblables se regardant sans parler, l'un sous un déluge sans nom tandis que l'autre le dévisage sans piper mot. Oui, c'était définitivement un tableau atypique. Eren lui-même fut presque troublé par cette rencontre, première en la matière en ce qui concernait sa vie sociale débordante. Ce qui le heurta le plus fut leur ressemblance physique. De leur carrure frêle à leur coupe de cheveux désordonnée, en passant par leur visage juvénile, ils étaient similaires en tout point, à l'exception de la couleur de ladite crinière.</text:p>
      <text:p text:style-name="Standard"/>
      <text:p text:style-name="Standard">Après quelques secondes, VVVParaclet l'invita à pénétrer dans sa demeure, tout en lui indiquant son véritable nom. Eren s'apprêtait à s'exécuter, mais un instant de doute le fit hésiter. C'était la première fois de toute son existence que le blondin allait entrer dans une maison qui n'était pas la sienne -en tout cas sans avoir l'intention d'en assassiner l'habitant. Depuis qu'il avait quitté le Centre, le jeune homme s'était retrouvé à de nombreuses reprises dans des situations gênantes provoquées par son ignorance des us et coutumes du monde extérieur. Pour une fois qu'il allait peut-être réussir à établir une relation viable avec une autre personne, il ne voulait pas tout gâcher. Eren commença donc à s'interroger sur les pratiques à respecter lorsqu'on était invité chez quelqu'un comme il l'était à cet instant. L'ancien assassin avait eu vent du fait que dans certains pays, il était grossier de conserver ses chaussures avant de rentrer chez un hôte. Un rapide coup d’œil à l'hôte en question lui indiqua que celui-ci était en chaussettes. Dans le doute, le blondin retira ses chausses avant d'entrer, plongeant ses deux jambes profondément dans l'énorme mare qui gisait à ses pieds, achevant ainsi de le tremper jusqu'aux os. Il emboîta ensuite le pas de Tobias pour se planter dans l'entrée de la maison, laissant derrière lui une longue traînée dégoulinante, s'amplifiant à chaque *splotch* occasionné par les foulées rythmées d'Eren. </text:p>
      <text:p text:style-name="Standard"/>
      <text:p text:style-name="Standard">Tobias disparu de sa vue pendant quelques secondes, gravissant un étape pour aller lui chercher des vêtements de rechange qu'il ne tarda pas à lui remettre. Faisant fi de toute notion de pudeur, le garçon se déshabilla presque entièrement dans le couloir, ne conservant que ses sous-vêtements en guise d'habillement. C'était un exercice tout à fait banal pour lui, et il n'y voyait aucune gêne -en réalité, Eren n'était pour ainsi dire gêné par rien au monde. Ce dernier enfila ensuite les atours secs qui lui avaient été fournis, non sans remettre à sa place, à savoir glissée dans son dos glissée entre sa peau et son pantalon, la paire de Berettas qu'il portait en permanence sur lui, une fois encore sans chercher à se cacher se serait-ce qu'un tant soit peu. </text:p>
      <text:p text:style-name="Standard"/>
      <text:p text:style-name="Standard">Le garçon rejoignit ensuite Tobias dans le salon, le remerciant pour les gâteaux qu'il dévora sans vergogne et la boisson -qu'il aurait préférée chaude, qui subit à peu près le même sort. Un silence terriblement gênant s'installa alors dans la pièce, tandis que Tobias essuyait tant bien que mal la piscine laissée par le garçon à la crinière dorée lors de son entrée. Celui-ci était visiblement mal à l'aise, probablement surpris par sa rencontre. Eren, quant à lui, avait comme toujours des difficultés à lancer -ou même maintenir- une conversation. Finalement, il fut tout de même le premier à briser le silence, interpellant Tobias alors qu'il revenait dans le salon.</text:p>
      <text:p text:style-name="Standard"/>
      <text:p text:style-name="Standard">-Donc vous avez été témoin d'événements étranges ? Quel genre ? </text:p>
      <text:p text:style-name="Standard"/>
      <text:p text:style-name="Standard">Au moins, les deux compères ne tourneraient pas indéfiniment autour du pot. La délicatesse, à l'instar du tact, était une notion plutôt abstraite chez Eren. Il était tout simplement incapable de faire preuve de doigté et disait toujours les choses telles qu'elles étaient, de la manière la plus franche possible, sans s'imaginer un seul instant que cela pouvait gêner, blesser ou porter préjudice d'une quelconque manière que ce soit à son interlocuteur. De son ton monocorde et protocolaire, le garçon <text:soft-page-break/>reprit dans la foulée.</text:p>
      <text:p text:style-name="Standard"/>
      <text:p text:style-name="Standard">-Au fait, j'ai cru comprendre que je vous avais causé du tort en divulguant votre adresse lors de notre conversation. Bien que j'en ignore la raison, si c'est le cas je souhaite vous présenter mes excuses. </text:p>
      <text:p text:style-name="P1">La situation était devenue plus que gênante. Même Eren pouvait (presque) sentir l'atmosphère s'alourdir à chaque instant. Tobis était sur les nerfs, et à raison ; sans vraiment le faire exprès, le blondin se comportait comme le dernier des enfoirés depuis qu'il était arrivé, salissant tout sur son passage, dévorant les quelques gâteaux que son hôte avait eu l'amabilité de partager avec lui et exhibant toujours, bien malgré lui, cet air presque robotique à faire froid dans le dos. S'il avait été une personne possédant un tant soit peu de bon sens, le garçon aurait comprit depuis bien longtemps qu'il n'était pas le bienvenue ici. Au lieu de cela, ce dernier attendait patiemment assis dans le canapé, sa boisson terminée depuis longtemps, dont l'ancien contenant avait laissé une énième trace du passage du blondin sous la forme d'un arc de cercle humide sur la table, contemplant de son regard vide couleur émeraude Tobias s'affairer à réparer tant bien que mal les dégâts qu'il avait causés, ne s'émouvant ni ne faisant mine de se lever pour lui porter assistance.</text:p>
      <text:p text:style-name="Standard"/>
      <text:p text:style-name="Standard">Lorsque finalement, celui-ci vint s'asseoir dans un fauteuil en face de lui, Eren resta impassible, attendant toujours une réponse, ou du moins une quelconque réaction, à ses interrogations. Celle-ci ne tarda pas à lui parvenir, amenant Tobias à contredire sa pensée selon laquelle il avait été lui-même témoin de faits étranges récemment, brisant ainsi prématurément ses espoirs d'obtenir des réponses quant à ses rêves étranges. Des... « témoignages » ? C'était là ce qu'il recherchait ? Et bien il allait être servi le bougre, quand on savait que n'importe quel bambin de plus de deux ans avait une expérience de la vie au moins aussi étendue que celle d'Eren. Seule sa dernière phrase attira suffisamment la curiosité de ce dernier pour l'empêcher <text:s/>de se lever et de quitter la pièce dans l'instant. Un quotidien peu anodin ? Voilà qui pouvait s'avérer intéressant. Peut-être que finalement, cette rencontre n'allait pas être aussi infructueuse qu'elle en avait pris le chemin étant donné le niveau d'implication -à différents niveaux- de nos deux protagonistes. Malheureusement pour lui, le blondin n'en sut pas plus car son interlocuteur cessa de parler, instaurant un nouveau silence pesant sur la pièce, tandis que le coucou de l'horloge sonnait six fois et demi (oui oui), leur indiquant que la journée était déjà bien entamée et leur rappelant par la même occasion qu'ils n'avaient toujours pas avancé d'un pouce. </text:p>
      <text:p text:style-name="Standard"/>
      <text:p text:style-name="Standard">Comme s'il avait reçu le message du volatile de bois, Tobias sembla soudainement s'agiter. Il se leva en s'excusant pour repartir à l'étage, revenant quelques instants plus tard avec un ordinateur portable sous le bras. Contrairement à ce que l'on pouvait s'imaginer, Eren était relativement familier avec cet outil. Le garçon était bien évidemment quasiment incapable de s'en servir, mais c'était un instrument tellement commun du monde contemporain qu'il avait été suffisamment témoin de son utilisation pour savoir de quoi il en retournait. Le seul couac restant était donc que le blondin ne savait toujours pas lire, et par conséquent qu'il ne pourrait pas vérifier la véracité ou la valeur des informations que Tobias avait pu glaner. Le jeune homme aux cheveux nacrés vint s'asseoir sur sa gauche, ouvrant rapidement le laptop pour faire défiler beaucoup trop vite différents documents sous les yeux d'Eren, qui essayait non sans mal de capter la moindre parcelle de renseignement qu'il pouvait intercepter, tout en lui résumant d'une traite ce qui était rassemblé sur cette machine.</text:p>
      <text:p text:style-name="Standard"/>
      <text:p text:style-name="Standard">Complètement largué, le garçon aux yeux de jade se tourna vers son homologue pour lui annoncer sa cécité littéraire et lui demander s'il ne pouvait pas lui faire un résumé à la place. D'aucuns se seraient sentis honteux à cette annonce ; un tel aveu relevait de la fantaisie dans une société où la quasi totalité de la population savait lire et écrire avant même la demi-douzaine d'années. Mais pas Eren. Contrairement à ses lacunes sociales, celle-ci faisait partie de celles dont il avait conscience, et n'en éprouvait pas le moindre trouble. C'était tout simplement un fait. De sa voix sans âme, il brisa son long moment de silence, sans se soucier de couper la parole à son interlocuteur.</text:p>
      <text:p text:style-name="Standard"/>
      <text:p text:style-name="Standard">-Je ne sais pas l... Commença-t-il, pour s'interrompre subitement. … Qu'avez-vous dit ?</text:p>
      <text:p text:style-name="Standard"/>
      <text:p text:style-name="Standard">Eren avait écouté tout le reste de l'allocution de Tobias d'une oreille distraite, n'y prêtant pas vraiment attention tant il était absorbé par les articles de The Watcher. Mais son ultime phrase l'avait <text:soft-page-break/>stoppé net dans sa propre tirade. Un déclic s'était fait dans sa tête à l'écoute du mot « rêve ». N'en croyant pas ses oreilles, le jeune homme avait alors commencé à faire tourner sa cervelle pour essayer d'associer le reste des paroles de Tobias à ses maigres connaissances. Une parole tiqua à son esprit : Dieu. Il en parlait comme s'il était quelqu'un que tout le monde connaissait. Eren mit quelques secondes à se rappeler de ce qu'il avait entendu à son sujet, et finit par se souvenir qu'un certain nombre de gens avaient une pratique qu'ils nommaient religion, et croyaient en l'existence d'un être suprême portant ce nom. Là où le lien se faisait, c'était que la plupart d'entre eux le mentionnaient comme vivant dans le ciel, accompagné d'anges, des sortes de créature un peu moins suprême, mais bien au dessus des humains quand même affublés d'ailes. Les connexions se firent une à une dans sa tête tandis qu'Eren se rappelait de son rêve à lui : un être ailé, descendant de nulle part, détenteur d'une aura surnaturelle, lui délivrant un message.</text:p>
      <text:p text:style-name="Standard"/>
      <text:p text:style-name="Standard">-Je fais pratiquement le même rêve presque toutes les nuits depuis quelques temps, sauf que ce n'est pas Dieu mais un ange.</text:p>
      <text:p text:style-name="Standard"/>
      <text:p text:style-name="Standard">Une fois encore, Eren avait fait preuve d'un tact tout à fait discutable. Il s'était à nouveau exprimé de sa voix monotone, privée de toute intonation, qui avait dû avoir l'effet d'une douche froide sur Tobias, qui s'était finalement ouvert à lui dans l'espoir de trouver, si ce n'était un soutien, au moins une oreille attentive. Et il avait eu pour toute réponse une phrase bazardée de la sorte, sans aucun contexte pouvant la justifier, digne du plus grand illuminé que cette Terre avait pu porter. En vérité, rien ne pouvait distinguer à l'heure actuelle le garçon et un tel être, tant son attitude de fanatique sorti tout droit d'une secte pouvait faire froid dans le dos. Il avait planté son regard émeraude dans celui de Tobias et le dévisageait avec insistance, donnant l'impression de ne même plus cligner des yeux. Il ne bougeait plus, ne cillait plus, ne disait plus rien. Eren avait plus ou moins dit tout ce qu'il avait prévu de dire en venant ici, et la seule chose qu'il désirait désormais c'était une explication concernant ces songes. Cependant, sans vraiment savoir pourquoi, ce fut lui qui rompit le silence, se souvenant comme par enchantement du reste du discours de Tobias.</text:p>
      <text:p text:style-name="Standard"/>
      <text:p text:style-name="Standard">-Quant à ces événements dont vous parlez, en quoi sont-ils si différents de ce qu'il se passe habituellement ?</text:p>
      <text:p text:style-name="Standard"/>
      <text:p text:style-name="Standard">La pauvre âme était à des années lumières de s'imaginer qu'il avait probablement traumatisé à vie celui qui lui faisait face...</text:p>
      <text:p text:style-name="P1">Une fois encore, le silence avait instauré une dictature sans merci sur le séjour. Eren n'avait pas changé de position depuis sa dernière intervention, soit plusieurs minutes auparavant. Son regard inexpressif couleur de jade était toujours planté dans celui de Tobias, le dévisageant avec une intensité tout à fait anormale étant données les circonstances. Anormale en toutes circonstances, en fait. Il était tout à fait inconvenant de fixer quelqu'un de la sorte, mais cela le jeune homme à la chevelure d'or était bien incapable de le comprendre. Seuls le tic tac de l'horloge du living et le son discret du courant d'air s'y engouffrant vinrent briser tour à tour l'agonie du silence, ce dernier achevant par la même d'éponger la crinière d'Eren encore gorgée d'eau quelques minutes plus tôt. </text:p>
      <text:p text:style-name="Standard"/>
      <text:p text:style-name="Standard">Lorsque finalement, Tobias se décida à réagir à ses paroles, le blondin lui prêta une oreille attentive, impatient malgré les apparences de connaître enfin la signification cachée derrière ses songes pour le moins préoccupants. Le seul changement notable dans son attitude se révéla être un fléchissement de sourcil lorsque Tobias lui indiqua qu'il ne pourrait pas lui répondre de manière orale. Comment pouvait-on ne pas trouver les mots ? Quelle forme d'expression souhaitait-il utiliser, qui aurait la capacité fort épatante de surpasser la parole en terme d'explicité ? Loin de laisser éclater sa surprise, Eren laissa le garçon aux cheveux opalins s'exécuter sans piper mot, acquiesçant en silence la suggestion. Beaucoup en auraient déjà eu marre depuis longtemps à ce moment-là, que ce soit à la place de Tobias ou de son homologue, mais ce dernier ne semblait pas avoir perdu une once de patience. S'il était une vertu qu'on ne pouvait lui enlever, c'était bien celle-ci. Les années passées à attendre sa victime chez elle ou dans un endroit isolé pendant des heures avaient été un exercice plus que formateur dans ce domaine. Si Tobias avait cherché à épuiser sa résolution, le pauvre bougre en aurait eu pour la nuit au moins.</text:p>
      <text:p text:style-name="Standard"/>
      <text:p text:style-name="Standard">C'est donc toujours aussi impassible qu'Eren attendit le retour de son compagnon, qui s'empressa de se mettre à crayonner une feuille, occultant complètement la présence du blondin -qui n'en fut pas vexé le moins du monde- pour se laisser aller au croquis dans un état presque second. Sa réalisation lui prit plusieurs minutes, durant lesquelles l'ancien assassin eut le temps d'admirer le fusain aller et venir sur le dessin, glissant sans accroc aucun, transformant petit à petit le gribouillis d'origine en véritable œuvre d'art. Tout insensible qu'il était, Eren ne put qu'admettre que Tobias avait un don certain. Ce qu'il voyait tant bien que mal prendre forme étant donné que le bras de ce dernier formait une barrière en masquant une partie était un chef d’œuvre. Ceci étant, aussi beau que soit ce dessin, il ne répondait pas à la question initiale que se posait notre bambin : En quoi cela allait-il l'aider ? En quoi cela pouvait-il être plus pertinent que des paroles ?</text:p>
      <text:p text:style-name="Standard"/>
      <text:p text:style-name="Standard">Les pensées d'Eren s'interrompirent aussi sec qu'elles avaient commencé à germer alors que Tobias retourner la feuille pour le laisser admirer sa création dans son ensemble. Tout bascula alors. Ses yeux s'écarquillèrent alors qu'il prenait une profonde inspiration de surprise. Outre sa splendeur, le croquis représentait à merveille l'ange qu'il voyait en rêve, à ceci près que le sien était vraisemblablement un mâle alors que la créature couchée sur papier avait tout d'une femelle. Mais le ressenti était strictement le même. Sans réellement savoir pourquoi, Eren visualisait désormais parfaitement son apparition, alors même qu'elle apparaissait au mieux floue jusqu'à présent. Il tendit une main tremblante vers le papier et s'en empara sans demander son avis à Tobias.</text:p>
      <text:p text:style-name="Standard"/>
      <text:p text:style-name="Standard">-Wow...</text:p>
      <text:p text:style-name="Standard"/>
      <text:p text:style-name="Standard">L'attitude du blondin avait changé du tout au tout en l'espace d'un instant. Son regard autrefois vide de toute émotion était désormais animé d'une flamme presque aussi effrayante que le néant qui l'avait précédée. On pouvait sentir son âme vibrer d'excitation à la vision de ce tableau irréel. Ses yeux couleur émeraude pétillait d'une vie nouvelle, jurant atrocement avec le rien qui les emplissait auparavant. A ce stade, Eren était devenu un mélange détonnant entre un gamin émerveillé et un illuminé hystérique. L'ensemble de son corps s'était mis à frissonner d'émoi et on pouvait sentir qu'il avait du mal à contenir l'agitation qui faisait maintenant tourner ses méninges à plein régime. Et, <text:soft-page-break/>finalement, il n'y parvint plus. Son regard de jade se planta à nouveau dans celui de Tobias.</text:p>
      <text:p text:style-name="Standard"/>
      <text:p text:style-name="Standard">-Vous dessinez vraiment bien ! Vous avez appris où ? Vous faites ça depuis longtemps ? Vous voudriez pas m'apprendre ? Je vous payerai pour bien sûr ! Ohlala c'est vraiment superbe ! </text:p>
      <text:p text:style-name="Standard"/>
      <text:p text:style-name="Standard">Sa réaction était plutôt imprévisible. Son débit avait au moins triplé, débitant des paroles à une vitesse ahurissante, complètement hors de contrôle. Tobias était en train de subir les affres du lunatisme du blondin et entrait en contact avec la seconde facette de sa personnalité : le jeune homme n'avait durant son enfance pas eut la chance de réellement s'épanouir. Il était resté un gamin qui s'enivrait pour tout et n'importe quoi, qui était animé d'une curiosité maladive et voulait en apprendre le plus possible. Eren resta quelques secondes ainsi, un grand sourire aux lèvres, les deux mains figées en l'air, la gauche tenant toujours le papier qu'il avait légèrement froissé sans le vouloir sous le coup de l'excitation. Et puis il se ressaisit, comprenant qu'il avait dérivé du sujet. Il replaça la feuille sous ses yeux, toujours grand ouverts comme s'il avait du mal à se remettre de sa découverte. Ses paroles étaient entrecoupées de « waow » réguliers, et il était relativement évident que le garçon peinait à trouver ses mots. </text:p>
      <text:p text:style-name="Standard"/>
      <text:p text:style-name="Standard">-L'ange... Dans mes rêves, je crois que c'est un ange. Il est exactement comme celui-ci. Sauf que c'est un homme, je pense. Vous dites que les anges et Dieu sont liés... Vous pensez que nos... visions peuvent l'être aussi ? Quelle peut bien être leur signification ? </text:p>
      <text:p text:style-name="P1">Eren buvait littéralement chaque parole de son interlocuteur, bien qu'il peina à en comprendre le sens. Tobias avait, pour une raison obscure, changé lui aussi d'attitude après la réaction démesurée du blondin. La courtoisie et la patience avait pris la place de la méfiance et l'agacement qui le caractérisaient quelques instants plus tôt. Ainsi, c'est sur un ton beaucoup plus détendu et dans une position bien plus décontractée qu'il répondit à ses désirs d'apprendre le dessin. Bien évidemment, sa requête était impossible à satisfaire dans l'état, Tobias n'était pas un professeur d'arts plastiques et en considérant l'absence totale de connaissances d'Eren dans le domaine, il aurait fallu un prodige et des années de travail pour que ce dernier ne puisse ne serait-ce que s'approcher d'une œuvre comme celle présente sur la feuille qu'il tenait toujours en main. Cependant, comme un symbole de la glace qui se brisait entre les deux énergumènes, Tobias ne s'arrêta pas à cela et se lança dans une longue tirade. Il mit également en valeur l'une des -rares- qualités d'Eren, sa capacité à attendre presque indéfiniment. En vérité, les circonstances de l'obtention de ce don ne sont pas aussi louables que la patience infinie qui en découle, aussi nous n'insisterons pas sur cet aspect. </text:p>
      <text:p text:style-name="Standard"/>
      <text:p text:style-name="Standard">-Vous le pensez ? Que la patience est un atout dans l'apprentissage du dessin ? Eh bien cela tombe bien, c'est un domaine -un des seuls, en fait- dans lequel j'excelle.</text:p>
      <text:p text:style-name="Standard"/>
      <text:p text:style-name="Standard">Le garçon aux cheveux blancs comme neige poursuivit ensuite son monologue en décrivant ses premiers émois artistiques. L'intérêt de cette histoire était en soit relativement limité, cependant l'ancien assassin n'en perdit pas un mot. C'était la première fois qu'une personne s'ouvrait à lui de la sorte, lui parlant de ses voyages, de ses expériences... l'apport culturel qu'il pourrait tirer de cette entrevue était incalculable, c'était du pain béni pour lui qui cherchait absolument à obtenir la connaissance. Cependant le récit laissa place par la suite à un pamphlet cinglant sur l'espèce humaine, et l'émerveillement dans les yeux d'Eren à une incompréhension subite, le blondin se trouvant totalement dépourvu face à ce nouveau revirement dans l'attitude de son homologue. Un lourd silence s'ensuivit, Tobias visiblement perdu dans ses pensées misanthropes et Eren complètement abasourdi par sa dernière tirade. Dénué de tout sens critique comme il l'était dans l'état actuel des choses, le jeune homme à la crinière dorée n'avait pas la moindre idée de ce qu'il était supposé répondre à cet instant précis.</text:p>
      <text:p text:style-name="Standard"/>
      <text:p text:style-name="Standard">Fort heureusement pour lui, son interlocuteur lui épargna la peine de trouver quelque chose à dire en reprenant le fil de ce qui était leur discussion à l'origine, captant par la même à nouveau toute son attention. Une fois encore, le sens profond de sa phrase échappa à notre blondin, même si ce dernier parvint tant bien que mal à en capter l'idée principale. Cependant, Eren ressentit un malaise s'emparer de ses tripes alors qu'il comprenait ce que Tobias voulait dire. A l'idée que des entités telles que Dieu ou les anges puissent réellement exister, le garçon sentit son esprit pragmatique vaciller. Cela allait à l'encontre de ce que sa maigre expérience de la vie lui permettait d'imaginer. Tout ignorant qu'il était, Eren avait une certaine vision des choses. Son endoctrinement, ses missions, même sa vie après le Centre, tout ce qu'il avait vécu se basait sur un certain nombre de fondements archi concrets : un homme meurt si l'on touche l'un de ses points vitaux avec une balle, il est possible de contrôler sa respiration de manière à ce qu'elle soit complètement silencieuse, un AWP DSR-1 peut toucher une cible jusqu'à 800m en .308 Winchester... Toutes ces choses tangibles, réelles, l'avaient accompagné durant toute son enfance et le rassuraient. La pensée qu'un être omnipotent les domine provoqua un frisson d'effroi -le premier depuis bien des années- chez le blondin, qui resta silencieux plusieurs secondes, son esprit refusant de digérer l'ensemble des informations apportées par Tobias.</text:p>
      <text:p text:style-name="Standard"/>
      <text:p text:style-name="Standard">Le fragment de Bible que celui-ci lui exposa acheva de faire voler en éclats ses certitudes. Eren avait perdu tout son enthousiasme au profit d'une apathie aux allures de déjà vu. Il sombra dans un mutisme profond qui dura plusieurs minutes, son regard de jade à nouveau perdu dans le vague. Le refus catégorique de sa conscience d'accepter un concept aussi délirant que l'existence de Dieu se heurtait à sa curiosité naturelle, qui brûlait d'en savoir plus, de creuser cette idée folle et d'en <text:soft-page-break/>extraire les secrets les plus incroyables de ce monde. Contre toute attente, ce fut finalement ce dernier sentiment qui prit le dessus. Un rire nerveux s'échappa de ses lèvres alors qu'il reprenait la parole, d'une voix toujours tremblante d'excitation.</text:p>
      <text:p text:style-name="Standard"/>
      <text:p text:style-name="Standard">-Alors c'est ainsi... Je ne vais pas vous mentir, je ne suis pas familier avec tous ces concepts. Vous pensez donc que nous sommes liés par ces messages divins ? Mais... Que peuvent-ils bien signifier ? Pourquoi un être tel que Dieu, si tant est qu'il existe, nous parlerait-il ? </text:p>
      <text:p text:style-name="Standard"/>
      <text:p text:style-name="Standard">Malgré toute sa réticence à adhérer à la masse d'informations qu'il avait déjà reçues, Eren ne parvenait à nier son intérêt pour la question, à l'instar de toutes les autres choses qu'il ne connaissait pas dans ce monde. On pouvait aisément le sentir en proie à un tiraillement intérieur grandissant, fragilisant sans mal l'esprit déjà instable du jeune homme. Le nombre de ses questions ne cessait d'augmenter ; à chaque fois que Tobias lui apportait une réponse, deux nouvelles interrogations faisaient leur apparition. Pour l'heure, l'albinos était la seule source de savoir du jeune garçon, et l'impression qu'il dégageait d'en connaître un rayon sur la question faisait foi de la véracité de ses paroles à ses yeux.</text:p>
      <text:p text:style-name="P1">Son attention entièrement tournée vers Tobias, Eren avait pratiquement oublié ce qu'il se passait autour de lui. C'était suffisamment rare pour être souligné ; le garçon n'avait pas l'habitude de baisser son attention ainsi -déformation professionnelle, si l'on pouvait dire, et cela témoignait de l'intérêt qu'il avait pour la question dont les deux compères étaient en train de discuter. Leur échange en était d'ailleurs à nouveau à un point mort, comme un certain nombre avait déjà parsemé leur rencontre, leur imposant un rythme légèrement haché. En effet, un silence pesant s'était encore installé entre eux suite à la nouvelle série de questions que le blondin venait de poser, ce dernier attendant, toujours impassible, que Tobias éclaire sa lanterne. Même si vues les difficultés que les deux jeunes hommes avaient rencontrées pour communiquer en début de soirée, leur tête-à-tête avait clairement gagné en spontanéité, on sentait toujours une certaine distance entre eux. Ils n'étaient pas sur la même longueur d'onde, c'était évident. En fait, c'était même pire que ça : ils ne se trouvaient pas sur le même plan de réflexion. Les pensées d'Eren étaient tout au mieux superficielles, tandis que Tobias était de manière indiscutable habitué à analyser les choses en profondeur. Plus la discussion avançait, et plus l’abîme qui les séparait était flagrant.</text:p>
      <text:p text:style-name="Standard"/>
      <text:p text:style-name="Standard">Cet écart éclata à nouveau lorsque l'albinos daigna lui répondre une nouvelle fois. La précision de la réponse qu'il offrit à l'ancien assassin mit un peu plus en exergue son niveau de connaissances sur le sujet, achevant de lui octroyer un statut quasi prophétique aux yeux de celui-ci. Cela dit, si sa répartie avait des accents de vérité absolue, Eren ne put s'empêcher d'y réfléchir, à l'affût du moindre élément qui pourrait définitivement confirmer -ou infirmer- toutes ses grandes théories. Tout ceci semblait encore invraisemblable pour lui, mais il devait admettre que la force des convictions qui transparaissait dans les propos de Tobias ainsi que la cohérence de l'ensemble de son discours avaient fait mouche. Ses yeux de jade plantés dans ceux de son interlocuteur, le blondin digérait tant bien que mal ses dernières paroles. Un avertissement, disait-il ? Pour les prévenir de quoi ? Visiblement, Tobias pensait que quelque chose allait se produire dans un futur plus ou moins proche. Quant à savoir quoi... </text:p>
      <text:p text:style-name="Standard"/>
      <text:p text:style-name="Standard">A moitié perdu dans ses pensées, Eren écouta d'une oreille distraite le nouvel extrait biblique que Tobias lui servit. Celui-ci traitait d'une sorte d'apocalypse, une destruction de la civilisation pour lui permettre de renaître de ses cendres, purgée. Le message attira tout de même l'attention du garçon à la crinière dorée, car s'il s'avérait exact, la population était en danger, si tant est qu'il parlait bien du peuple des Hommes comme l'avait compris Eren. Cette fois, une incohérence lui sauta aux yeux, preuve peut-être que son niveau de réflexion s'élevait : si le Seigneur était commanditaire d'un tel acte, pourquoi leur enverrait-il des avertissements ? Ici, le jeune homme ne trouva pas de réponse et bien qu'il souhaita à nouveau questionna Tobias sur le sujet, il dut prendre son mal en patience tandis que ce dernier s'excusait puis le quittait à nouveau pour se diriger vers la cuisine. Obnubilé par ses songes, Eren décortiquait non sans difficultés tout ce qu'il avait appris jusqu'à présent au cours de cette soirée qu'il ne risquait pas d'oublier de si tôt.</text:p>
      <text:p text:style-name="Standard"/>
      <text:p text:style-name="Standard">Il fut tiré de ses rêveries par le tintement de la sonnette d'entrée qui résonna à ses oreilles en même temps que celui de la porte de la cuisine que Tobias fermait, vraisemblablement pour couvrir les odeurs qui pourraient en émaner. Le blondin attendit une réaction de sa part pendant quelques secondes, mais il semblait que Tobias n'avait pas entendu le son provenant de sa porte d'entrée. Après un instant d'hésitation, Eren décida de se lever et de se rendre dans le hall pour y accueillir l'invité surprise, sans se douter un seul instant que premièrement, ce n'était pas son rôle de servir d'hôte et deuxièmement, extrêmement rares étaient les personnes qui sonnaient chez les gens à cette heure tardive, sauf sur invitation. Mais après tout, peut-être que Tobias attendait quelqu'un ? Lorsqu'il ouvrit la porte, le garçon tomba nez-à-nez avec un... livreur de pizzas. Un tel personnage était bien le dernier qu'il s'attendait à voir ici, d'autant plus que son amphitryon était en train de se préparer à manger. Il cilla pendant quelques secondes, ne sachant trop comment réagir. Et puis le livreur l'interpella, mettant ainsi fin à son trouble.</text:p>
      <text:p text:style-name="Standard"/>
      <text:p text:style-name="Standard"><text:soft-page-break/>-Bonsoir, je suis bien chez monsieur... VVVParaclet ? </text:p>
      <text:p text:style-name="Standard"/>
      <text:p text:style-name="Standard">-Euh... En effet... C'est pour ?</text:p>
      <text:p text:style-name="Standard"/>
      <text:p text:style-name="Standard">Il sortit une boîte à pizza de la sacoche qui pendait en bandoulière.</text:p>
      <text:p text:style-name="Standard"/>
      <text:p text:style-name="Standard">-J'ai une pizza pour lui. Apparemment, ça a déjà été réglé, y a une note qui dit « Chose promise, chose due », et c'est signé par un certain « Jedi123 ». </text:p>
      <text:p text:style-name="Standard"/>
      <text:p text:style-name="Standard">-Oh, euh... Eh bien, je vais m'en charger, je vous remercie.</text:p>
      <text:p text:style-name="Standard"/>
      <text:p text:style-name="Standard">Eren s'empara de la boîte en question, et le fumet qui s'en élevait parvint immédiatement à ses narines, lui rappelant douloureusement qu'il n'avait pratiquement rien mangé de la journée alors que son ventre se mettait à gargouiller à son tour. Le livreur resta un moment sur le pas de la porte, comme s'il attendait autre chose. Il avait un air blasé particulièrement comique, comme si une telle plaisanterie était un classique et que servir des gens avec des pseudonymes aussi abracadabrantesques était son quotidien. Alors que Eren, qui n'avait pas bougé, le fixait toujours de son regard olive, il tira une enveloppe de sa veste et la lui tendit.</text:p>
      <text:p text:style-name="Standard"/>
      <text:p text:style-name="Standard">-Y avait aussi ça. C'est pas pour lui mais je suis censé trouver le gars en question ici. Alors débrouillez-vous.</text:p>
      <text:p text:style-name="Standard"/>
      <text:p text:style-name="Standard">En effet, sur l'enveloppe était inscrit le mot « Eran », qu'Eren reconnut pour être le sobriquet qu'il avait utilisé lors de sa conversation virtuelle avec Tobias. Il se saisit du conteneur en papier et remercia le livreur d'un hochement de tête. Au dos de l'enveloppe, un autre message était annoté en lettres manuscrites : « En espérant que tu seras plus chanceux ici que sur internet...;) ». A l'intérieur se trouvait un ticket de Loto pour le lendemain. Il s'en empara au moment où Tobias faisait son retour de la cuisine, pour tomber sur un Eren tout abasourdi, une pizza dans une main, un ticket de Loto dans l'autre, devant sa porte d'entrée béante dans l'encadrure de laquelle se tenait un livreur de pizza à l'air désabusé.</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4-10-30T20:50:19.88</meta:creation-date>
    <dc:date>2014-12-30T11:53:26.13</dc:date>
    <meta:editing-duration>P1DT3H52M24S</meta:editing-duration>
    <meta:editing-cycles>1465</meta:editing-cycles>
    <meta:generator>OpenOffice/4.1.1$Win32 OpenOffice.org_project/411m6$Build-9775</meta:generator>
    <meta:document-statistic meta:table-count="0" meta:image-count="0" meta:object-count="0" meta:page-count="11" meta:paragraph-count="51" meta:word-count="5650" meta:character-count="34464"/>
  </office:meta>
</office:document-meta>
</file>